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16H23M32.624051S" calcext:value-type="time">
            <text:p>1416:23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5H25M17.587S" calcext:value-type="time">
            <text:p>05:25</text:p>
          </table:table-cell>
          <table:table-cell table:style-name="ce3"/>
          <table:table-cell office:value-type="string" calcext:value-type="string">
            <text:p>Final boss WIP cleanup, final boss slam attac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13H33M01.724S" calcext:value-type="time">
            <text:p>13:3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 style:data-style-name="N2" text:time-value="14:18:53.9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8T14:54:59.886000000</dc:date>
    <meta:editing-duration>P62DT23H38M18S</meta:editing-duration>
    <meta:editing-cycles>1666</meta:editing-cycles>
    <meta:generator>LibreOffice/7.2.6.2$Windows_X86_64 LibreOffice_project/b0ec3a565991f7569a5a7f5d24fed7f52653d754</meta:generator>
    <dc:creator>Benjamin Laws</dc:creator>
    <meta:document-statistic meta:table-count="2" meta:cell-count="2022" meta:object-count="0"/>
  </office:meta>
</office:document-meta>
</file>